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3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4000"/>
    </style:style>
    <style:style style:name="ce28" style:family="table-cell" style:parent-style-name="Default" style:data-style-name="N0">
      <style:table-cell-properties fo:background-color="#ff8000"/>
    </style:style>
    <style:style style:name="ce29" style:family="table-cell" style:parent-style-name="Default" style:data-style-name="N107">
      <style:text-properties fo:font-size="12pt" style:font-size-asian="12pt" style:font-size-complex="12pt"/>
    </style:style>
    <style:style style:name="ce30" style:family="table-cell" style:parent-style-name="Default" style:data-style-name="N30"/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10036"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b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#ff4000"/>
    </style:style>
    <style:style style:name="ce19" style:family="table-cell" style:parent-style-name="Default" style:data-style-name="N0">
      <style:table-cell-properties fo:background-color="#ff8000"/>
    </style:style>
    <style:style style:name="ce20" style:family="table-cell" style:parent-style-name="Default" style:data-style-name="N107">
      <style:text-properties fo:font-size="12pt" style:font-size-asian="12pt" style:font-size-complex="12pt"/>
    </style:style>
    <style:style style:name="ce21" style:family="table-cell" style:parent-style-name="Default" style:data-style-name="N30"/>
    <style:style style:name="ce22" style:family="table-cell" style:parent-style-name="Default" style:data-style-name="N0">
      <style:text-properties fo:font-size="12pt" style:font-size-asian="12pt" style:font-size-complex="12pt"/>
    </style:style>
    <style:style style:name="ce33" style:family="table-cell" style:parent-style-name="Default" style:data-style-name="N100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3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ackground-color="#999999"/>
    </style:style>
    <style:style style:name="ce37" style:family="table-cell" style:parent-style-name="Default" style:data-style-name="N0">
      <style:table-cell-properties fo:background-color="#eeeeee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15"/>
        <table:table-column table:style-name="co2" table:default-cell-style-name="ce15"/>
        <table:table-column table:style-name="co1" table:number-columns-repeated="5" table:default-cell-style-name="ce15"/>
        <table:table-column table:style-name="co3" table:number-columns-repeated="16375" table:default-cell-style-name="ce15"/>
        <table:table-row table:style-name="ro1">
          <table:table-cell table:style-name="ce14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14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16" table:number-columns-repeated="9"/>
          <table:table-cell table:number-columns-repeated="16375"/>
        </table:table-row>
        <table:table-row table:style-name="ro2">
          <table:table-cell table:style-name="ce17" table:number-columns-repeated="9"/>
          <table:table-cell table:number-columns-repeated="16375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Custome Element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1"/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string" calcext:value-type="string">
            <text:p>Fixing Ora Vm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xing Ora Vm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tHub Action</text:p>
          </table:table-cell>
          <table:table-cell table:style-name="ce17" table:number-columns-repeated="3"/>
          <table:table-cell table:number-columns-repeated="16377"/>
        </table:table-row>
        <table:table-row table:style-name="ro3" table:number-rows-repeated="3">
          <table:table-cell/>
          <table:table-cell table:style-name="ce20"/>
          <table:table-cell/>
          <table:table-cell table:style-name="ce22"/>
          <table:table-cell table:number-columns-repeated="16380"/>
        </table:table-row>
        <table:table-row table:style-name="ro2" table:number-rows-repeated="4">
          <table:table-cell/>
          <table:table-cell table:style-name="ce21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8">
          <table:table-cell table:style-name="Default" table:number-columns-repeated="4"/>
          <table:table-cell table:number-columns-repeated="16380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5"/>
        <table:table-column table:style-name="co3" table:number-columns-repeated="16375" table:default-cell-style-name="ce15"/>
        <table:table-row table:style-name="ro1">
          <table:table-cell table:style-name="ce14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14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16" table:number-columns-repeated="9"/>
          <table:table-cell table:number-columns-repeated="16375"/>
        </table:table-row>
        <table:table-row table:style-name="ro2">
          <table:table-cell table:style-name="ce17" table:number-columns-repeated="9"/>
          <table:table-cell table:number-columns-repeated="16375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style-name="ce17" table:number-columns-repeated="5"/>
          <table:table-cell table:number-columns-repeated="16375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3">28.03.22</text:span></text:p>
          </table:table-cell>
          <table:table-cell office:value-type="float" office:value="2.5" calcext:value-type="float">
            <text:p>2,5</text:p>
          </table:table-cell>
          <table:table-cell table:style-name="ce22" office:value-type="string" calcext:value-type="string">
            <text:p>ReadM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3">30.03.22</text:span></text:p>
          </table:table-cell>
          <table:table-cell office:value-type="float" office:value="0.8" calcext:value-type="float">
            <text:p>0,8</text:p>
          </table:table-cell>
          <table:table-cell table:style-name="ce22" office:value-type="string" calcext:value-type="string">
            <text:p>ReadM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3">ERD</text:span>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ocker-Einarbeiten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date" office:date-value="2022-04-04" calcext:value-type="date">
            <text:p>4.4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Clickdummy/HTML Pag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date" office:date-value="2022-04-06" calcext:value-type="date">
            <text:p>6.4.22</text:p>
          </table:table-cell>
          <table:table-cell office:value-type="float" office:value="0.8" calcext:value-type="float">
            <text:p>0,8</text:p>
          </table:table-cell>
          <table:table-cell table:style-name="ce22" office:value-type="string" calcext:value-type="string">
            <text:p>Besprechung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date" office:date-value="2022-04-18" calcext:value-type="date">
            <text:p>18.4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date" office:date-value="2022-04-23" calcext:value-type="date">
            <text:p>23.4.22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/>
          <table:table-cell table:style-name="ce20"/>
          <table:table-cell/>
          <table:table-cell table:style-name="ce22"/>
          <table:table-cell table:number-columns-repeated="16380"/>
        </table:table-row>
        <table:table-row table:style-name="ro2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style-name="ce17" table:number-columns-repeated="3"/>
          <table:table-cell table:number-columns-repeated="16377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3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22" office:value-type="string" calcext:value-type="string">
            <text:p>Djangp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3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Django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3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22" office:value-type="string" calcext:value-type="string">
            <text:p>ERD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3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Express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3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Quarkus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3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Quarkus</text:p>
          </table:table-cell>
          <table:table-cell table:style-name="ce17" table:number-columns-repeated="3"/>
          <table:table-cell table:number-columns-repeated="16377"/>
        </table:table-row>
        <table:table-row table:style-name="ro3">
          <table:table-cell/>
          <table:table-cell table:style-name="ce20"/>
          <table:table-cell/>
          <table:table-cell table:style-name="ce22"/>
          <table:table-cell table:number-columns-repeated="16380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number-columns-repeated="16380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number-columns-repeated="16380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Valentin Dürk</text:p>
          </table:table-cell>
          <table:table-cell table:style-name="ce18" table:number-columns-repeated="3"/>
          <table:table-cell table:number-columns-repeated="16380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Frontend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Anmelde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aerch Alternative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5"/>
        <table:table-column table:style-name="co3" table:number-columns-repeated="16375" table:default-cell-style-name="ce15"/>
        <table:table-row table:style-name="ro1">
          <table:table-cell table:style-name="ce14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14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16" table:number-columns-repeated="9"/>
          <table:table-cell table:number-columns-repeated="16375"/>
        </table:table-row>
        <table:table-row table:style-name="ro2">
          <table:table-cell table:style-name="ce17" table:number-columns-repeated="9"/>
          <table:table-cell table:number-columns-repeated="16375"/>
        </table:table-row>
        <table:table-row table:style-name="ro2">
          <table:table-cell table:style-name="ce18" office:value-type="string" calcext:value-type="string">
            <text:p>Kuvac</text:p>
          </table:table-cell>
          <table:table-cell table:style-name="ce18" table:number-columns-repeated="3"/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table:style-name="ce19" office:value-type="string" calcext:value-type="string">
            <text:p>Sprint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Zeit in h</text:p>
          </table:table-cell>
          <table:table-cell table:style-name="ce19" office:value-type="string" calcext:value-type="string">
            <text:p>Task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Backend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a VM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style-name="ce17" table:number-columns-repeated="3"/>
          <table:table-cell/>
          <table:table-cell table:style-name="ce1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 table:number-rows-repeated="2">
          <table:table-cell/>
          <table:table-cell table:style-name="ce20"/>
          <table:table-cell/>
          <table:table-cell table:style-name="ce22"/>
          <table:table-cell table:number-columns-repeated="16380"/>
        </table:table-row>
        <table:table-row table:style-name="ro2" table:number-rows-repeated="3">
          <table:table-cell/>
          <table:table-cell table:style-name="ce21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4"/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5"/>
        <table:table-column table:style-name="co3" table:number-columns-repeated="16374" table:default-cell-style-name="ce15"/>
        <table:table-row table:style-name="ro2">
          <table:table-cell table:style-name="ce17" office:value-type="string" calcext:value-type="string">
            <text:p>Übersicht: AberGym</text:p>
          </table:table-cell>
          <table:table-cell table:style-name="ce17" table:number-columns-repeated="9"/>
          <table:table-cell table:number-columns-repeated="16374"/>
        </table:table-row>
        <table:table-row table:style-name="ro2" table:number-rows-repeated="4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2</text:p>
          </table:table-cell>
          <table:table-cell table:style-name="ce11" table:number-columns-repeated="3"/>
          <table:table-cell table:style-name="ce17"/>
          <table:table-cell table:style-name="ce12" office:value-type="string" calcext:value-type="string">
            <text:p>Insgesamt: 4. Klasse</text:p>
          </table:table-cell>
          <table:table-cell table:style-name="ce12"/>
          <table:table-cell table:style-name="ce12" table:formula="of:=[.H8]+[.H9]+[.H10]" office:value-type="float" office:value="190.9" calcext:value-type="float">
            <text:p>190,9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0.1" calcext:value-type="float">
            <text:p>20,1</text:p>
          </table:table-cell>
          <table:table-cell table:style-name="ce13"/>
          <table:table-cell table:style-name="ce17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table:formula="of:=[.C8]+[.C9]+[.C10]+[.C11]" office:value-type="float" office:value="83" calcext:value-type="float">
            <text:p>83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Felix Hinterleitner</text:p>
          </table:table-cell>
          <table:table-cell table:style-name="ce13"/>
          <table:table-cell table:style-name="ce13" office:value-type="float" office:value="19.9" calcext:value-type="float">
            <text:p>19,9</text:p>
          </table:table-cell>
          <table:table-cell table:style-name="ce13"/>
          <table:table-cell table:style-name="ce17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table:formula="of:=[.C16]+[.C17]+[.C18]" office:value-type="float" office:value="45.9" calcext:value-type="float">
            <text:p>45,9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1.6" calcext:value-type="float">
            <text:p>21,6</text:p>
          </table:table-cell>
          <table:table-cell table:style-name="ce13"/>
          <table:table-cell table:style-name="ce17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table:formula="of:=[.C24]+[.C25]+[.C26]" office:value-type="float" office:value="62" calcext:value-type="float">
            <text:p>62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.4" calcext:value-type="float">
            <text:p>21,4</text:p>
          </table:table-cell>
          <table:table-cell table:style-name="ce13"/>
          <table:table-cell table:style-name="ce17"/>
          <table:table-cell table:style-name="ce13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17"/>
          <table:table-cell table:style-name="ce13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3</text:p>
          </table:table-cell>
          <table:table-cell table:style-name="ce11" table:number-columns-repeated="3"/>
          <table:table-cell table:style-name="ce17"/>
          <table:table-cell table:style-name="ce12" office:value-type="string" calcext:value-type="string">
            <text:p>Insgesamt: 6.</text:p>
          </table:table-cell>
          <table:table-cell table:style-name="ce12"/>
          <table:table-cell table:style-name="ce12" table:formula="of:=[.H16]+[.H17]+[.H18]+[.H19]+[.H21]+[.H22]" office:value-type="float" office:value="290.5" calcext:value-type="float">
            <text:p>290,5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.4" calcext:value-type="float">
            <text:p>15,4</text:p>
          </table:table-cell>
          <table:table-cell table:style-name="ce13"/>
          <table:table-cell table:style-name="ce1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4.5" calcext:value-type="float">
            <text:p>14,5</text:p>
          </table:table-cell>
          <table:table-cell table:style-name="ce13"/>
          <table:table-cell table:style-name="ce1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1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4.5" calcext:value-type="float">
            <text:p>44,5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table:number-columns-repeated="4"/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7" table:number-columns-repeated="5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4</text:p>
          </table:table-cell>
          <table:table-cell table:style-name="ce11" table:number-columns-repeated="3"/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/>
          <table:table-cell table:style-name="ce37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.5" calcext:value-type="float">
            <text:p>19,5</text:p>
          </table:table-cell>
          <table:table-cell table:style-name="ce13"/>
          <table:table-cell table:style-name="ce17"/>
          <table:table-cell table:style-name="ce37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7"/>
          <table:table-cell table:style-name="ce37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2.5" calcext:value-type="float">
            <text:p>22,5</text:p>
          </table:table-cell>
          <table:table-cell table:style-name="ce13"/>
          <table:table-cell table:style-name="ce17"/>
          <table:table-cell table:style-name="ce37" table:number-columns-repeated="3"/>
          <table:table-cell table:style-name="ce17" table:number-columns-repeated="2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/>
          <table:table-cell table:style-name="ce37" table:number-columns-repeated="3"/>
          <table:table-cell table:style-name="ce17" table:number-columns-repeated="2"/>
          <table:table-cell table:number-columns-repeated="16374"/>
        </table:table-row>
        <table:table-row table:style-name="ro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Sprint: 5</text:p>
          </table:table-cell>
          <table:table-cell table:style-name="ce11" table:number-columns-repeated="3"/>
          <table:table-cell/>
          <table:table-cell table:style-name="ce17" table:number-columns-repeated="5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.5" calcext:value-type="float">
            <text:p>12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1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41]+[.C43]+[.C42]" office:value-type="float" office:value="64" calcext:value-type="float">
            <text:p>64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3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2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0]+[.C62]+[.C61]" office:value-type="float" office:value="40" calcext:value-type="float">
            <text:p>40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3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51]+[.C53]+[.C52]" office:value-type="float" office:value="50.5" calcext:value-type="float">
            <text:p>50,5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4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9]+[.C70]+[.C71]" office:value-type="float" office:value="42.5" calcext:value-type="float">
            <text:p>42,5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5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78]+[.C79]+[.C80]" office:value-type="float" office:value="65" calcext:value-type="float">
            <text:p>65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6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87]+[.C88]+[.C89]" office:value-type="float" office:value="44" calcext:value-type="float">
            <text:p>44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7" table:number-columns-repeated="10"/>
          <table:table-cell table:number-columns-repeated="16374"/>
        </table:table-row>
        <table:table-row table:style-name="ro2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7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96]+[.C97]+[.C98]" office:value-type="float" office:value="50" calcext:value-type="float">
            <text:p>50</text:p>
          </table:table-cell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7" table:number-columns-repeated="6"/>
          <table:table-cell table:number-columns-repeated="16374"/>
        </table:table-row>
        <table:table-row table:style-name="ro2" table:number-rows-repeated="2">
          <table:table-cell table:style-name="ce13" table:number-columns-repeated="4"/>
          <table:table-cell table:style-name="ce17" table:number-columns-repeated="6"/>
          <table:table-cell table:number-columns-repeated="16374"/>
        </table:table-row>
        <table:table-row table:style-name="ro2" table:number-rows-repeated="3">
          <table:table-cell table:style-name="ce17" table:number-columns-repeated="10"/>
          <table:table-cell table:number-columns-repeated="16374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3-03-07T11:31:28.775000000</dc:date>
    <meta:editing-cycles>13</meta:editing-cycles>
    <meta:editing-duration>PT14H1M27S</meta:editing-duration>
    <meta:document-statistic meta:table-count="4" meta:cell-count="342" meta:object-count="0"/>
  </office:meta>
</office:document-meta>
</file>